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eeeeee" draw:textarea-horizontal-align="justify" draw:textarea-vertical-align="middle" draw:auto-grow-height="false" fo:padding-top="0.33cm"/>
    </style:style>
    <style:style style:name="gr3" style:family="graphic" style:parent-style-name="standard">
      <style:graphic-properties svg:stroke-color="#808080" draw:marker-end="Arrow" draw:marker-end-width="0.3cm" draw:fill="solid" draw:fill-color="#eeeeee" draw:textarea-horizontal-align="left" draw:textarea-vertical-align="top" fo:padding-top="-0.67cm" fo:padding-left="0.25cm"/>
    </style:style>
    <style:style style:name="gr4" style:family="graphic" style:parent-style-name="standard">
      <style:graphic-properties svg:stroke-color="#808080" draw:marker-end="Arrow" draw:marker-end-width="0.3cm" draw:fill="solid" draw:fill-color="#eeeeee" draw:textarea-horizontal-align="left" draw:textarea-vertical-align="top" fo:padding-top="0.03cm" fo:padding-left="-1.15cm"/>
    </style:style>
    <style:style style:name="gr5" style:family="graphic" style:parent-style-name="standard">
      <style:graphic-properties svg:stroke-color="#808080" draw:marker-end="Arrow" draw:marker-end-width="0.3cm" draw:fill="solid" draw:fill-color="#eeeeee" draw:textarea-horizontal-align="right" draw:textarea-vertical-align="top" fo:padding-top="0.13cm" fo:padding-left="0.25cm" fo:padding-right="-1.05cm"/>
    </style:style>
    <style:style style:name="gr6" style:family="graphic" style:parent-style-name="standard">
      <style:graphic-properties svg:stroke-color="#808080" draw:marker-end="Arrow" draw:marker-end-width="0.3cm" draw:fill="solid" draw:fill-color="#eeeeee" draw:textarea-horizontal-align="right" draw:textarea-vertical-align="top" fo:padding-top="-0.67cm" fo:padding-left="0.25cm"/>
    </style:style>
    <style:style style:name="gr7" style:family="graphic" style:parent-style-name="standard">
      <style:graphic-properties svg:stroke-color="#808080" draw:marker-end="Arrow" draw:marker-end-width="0.3cm" draw:fill="solid" draw:fill-color="#eeeee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Lucida Sans'" style:font-family-generic="swiss" style:font-pitch="variable" fo:font-size="10.5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0.5pt" style:font-size-asian="14pt" style:font-size-complex="14pt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color="#ffffff" fo:font-family="'Lucida Sans'" style:font-family-generic="swiss" style:font-pitch="variable" fo:font-size="10.5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10.5pt" fo:font-weight="normal" style:font-size-asian="14pt" style:font-weight-asian="normal" style:font-size-complex="14pt" style:font-weight-complex="normal"/>
    </style:style>
    <style:style style:name="T1" style:family="text">
      <style:text-properties fo:font-size="10.5pt" style:font-size-asian="14pt" style:font-size-complex="14pt"/>
    </style:style>
    <style:style style:name="T2" style:family="text">
      <style:text-properties fo:font-size="10.5pt" fo:font-weight="bold" style:font-size-asian="14pt" style:font-weight-asian="bold" style:font-size-complex="14pt" style:font-weight-complex="bold"/>
    </style:style>
    <style:style style:name="T3" style:family="text">
      <style:text-properties fo:font-family="Arial" style:font-family-generic="swiss" style:font-pitch="variable" fo:font-size="10.5pt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family-generic="swiss" style:font-pitch="variable" fo:font-size="10.5pt" fo:font-weight="normal" style:font-size-asian="14pt" style:font-weight-asian="normal" style:font-size-complex="14pt" style:font-weight-complex="normal"/>
    </style:style>
    <style:style style:name="T5" style:family="text">
      <style:text-properties fo:font-family="Arial" style:font-family-generic="swiss" style:font-pitch="variable" fo:font-size="10.5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5cm" svg:height="2.5cm" svg:x="3cm" svg:y="3cm">
          <text:p text:style-name="P1"><text:span text:style-name="T1">Force</text:span></text:p>
          <text:p text:style-name="P1"><text:span text:style-name="T1">deliv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id="id2" draw:layer="layout" svg:width="2.5cm" svg:height="2.5cm" svg:x="8cm" svg:y="5cm">
          <text:p text:style-name="P1"><text:span text:style-name="T1">Descriptor</text:span></text:p>
          <text:p text:style-name="P1"><text:span text:style-name="T1">exis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5.499cm" svg:y1="4.249cm" svg:x2="9.249cm" svg:y2="5cm" draw:start-shape="id1" draw:start-glue-point="7" draw:end-shape="id2" draw:end-glue-point="4">
          <text:p text:style-name="P1"><text:span text:style-name="T1">false</text:span></text:p>
        </draw:connector>
        <draw:connector draw:style-name="gr4" draw:text-style-name="P3" draw:id="id5" draw:layer="layout" svg:x1="4.249cm" svg:y1="5.499cm" svg:x2="4.249cm" svg:y2="7cm" draw:start-shape="id1" draw:start-glue-point="6" draw:end-shape="id3" draw:end-glue-point="5">
          <text:p text:style-name="P1"><text:span text:style-name="T1">true</text:span></text:p>
        </draw:connector>
        <draw:connector draw:style-name="gr5" draw:text-style-name="P3" draw:layer="layout" svg:x1="9.249cm" svg:y1="7.499cm" svg:x2="4.249cm" svg:y2="9.25cm" draw:start-shape="id2" draw:start-glue-point="6" draw:end-shape="id4" draw:end-glue-point="0">
          <text:p text:style-name="P1"><text:span text:style-name="T1">true</text:span></text:p>
        </draw:connector>
        <draw:connector draw:style-name="gr6" draw:text-style-name="P3" draw:layer="layout" svg:x1="8cm" svg:y1="6.249cm" svg:x2="4.249cm" svg:y2="6.249cm" draw:start-shape="id2" draw:start-glue-point="5" draw:end-shape="id5" draw:end-glue-point="0">
          <text:p text:style-name="P1"><text:span text:style-name="T1">false</text:span></text:p>
        </draw:connector>
        <draw:connector draw:style-name="gr7" draw:text-style-name="P4" draw:id="id4" draw:layer="layout" svg:x1="4.249cm" svg:y1="8.5cm" svg:x2="4.249cm" svg:y2="10cm" draw:start-shape="id3" draw:start-glue-point="8" draw:end-shape="id6" draw:end-glue-point="5">
          <text:p/>
        </draw:connector>
        <draw:connector draw:style-name="gr7" draw:text-style-name="P4" draw:layer="layout" svg:x1="4.249cm" svg:y1="2cm" svg:x2="4.249cm" svg:y2="3cm" draw:start-shape="id7" draw:start-glue-point="6" draw:end-shape="id1" draw:end-glue-point="4">
          <text:p/>
        </draw:connector>
        <draw:custom-shape draw:style-name="gr1" draw:text-style-name="P5" draw:id="id7" draw:layer="layout" svg:width="2.5cm" svg:height="1cm" svg:x="3cm" svg:y="1cm">
          <text:p text:style-name="P1"><text:span text:style-name="T2">Publ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8" draw:layer="layout" svg:width="2.5cm" svg:height="1cm" svg:x="3cm" svg:y="12.5cm">
          <text:p text:style-name="P1"><text:span text:style-name="T1">Done!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4.249cm" svg:y1="11.5cm" svg:x2="4.249cm" svg:y2="12.5cm" draw:start-shape="id6" draw:start-glue-point="8" draw:end-shape="id8" draw:end-glue-point="4">
          <text:p/>
        </draw:connector>
        <draw:custom-shape draw:style-name="gr1" draw:text-style-name="P6" draw:id="id3" draw:layer="layout" svg:width="6.5cm" svg:height="1.5cm" svg:x="1cm" svg:y="7cm">
          <text:p text:style-name="P1"><text:span text:style-name="T3"><text:s text:c="3"/></text:span><text:span text:style-name="T3">Deliver</text:span><text:span text:style-name="T4"> a resolved </text:span><text:span text:style-name="T5">descriptor</text:span></text:p>
          <text:p text:style-name="P1"><text:span text:style-name="T4">for the publication revision.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6" draw:id="id6" draw:layer="layout" svg:width="6.5cm" svg:height="1.5cm" svg:x="1cm" svg:y="10cm">
          <text:p text:style-name="P1"><text:span text:style-name="T4"><text:s text:c="3"/></text:span><text:span text:style-name="T4">Publish the revision</text:span></text:p>
          <text:p text:style-name="P1"><text:span text:style-name="T5">descriptor</text:span><text:span text:style-name="T4"> and </text:span><text:span text:style-name="T5">artifacts</text:span></text:p>
          <text:p text:style-name="P1"><text:span text:style-name="T4">to a repository. <text:s text:c="2"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akari Maaranen</meta:initial-creator>
    <meta:creation-date>2008-06-22T00:09:22</meta:creation-date>
    <dc:creator>Sakari Maaranen</dc:creator>
    <dc:date>2008-06-22T23:26:32</dc:date>
    <meta:editing-cycles>14</meta:editing-cycles>
    <meta:editing-duration>PT2H51M3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